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)</text:span></text:p>
      <text:p text:style-name="P1"><text:span text:style-name="T1">Parent sees i = 0 </text:span></text:p>
      <text:p text:style-name="P1"><text:span text:style-name="T1">Child sees i = 0 </text:span></text:p>
      <text:p text:style-name="P1"><text:span text:style-name="T1">Parent sees i = 1 </text:span></text:p>
      <text:p text:style-name="P1"><text:span text:style-name="T1">Child sees i = 1 </text:span></text:p>
      <text:p text:style-name="P1"><text:span text:style-name="T1">Parent sees i = 2 </text:span></text:p>
      <text:p text:style-name="P1"><text:span text:style-name="T1">Child sees i = 2 </text:span></text:p>
      <text:p text:style-name="P1"><text:span text:style-name="T2"/></text:p>
      <text:p text:style-name="P1"><text:span text:style-name="T3">2.)</text:span></text:p>
      <text:p text:style-name="P1"><text:span text:style-name="T3">Parent says a: 1 </text:span></text:p>
      <text:p text:style-name="P1"><text:span text:style-name="T3">id: 2 a: 2 b: 1 </text:span></text:p>
      <text:p text:style-name="P1"><text:span text:style-name="T3">id: 1 a: 3 b: 1</text:span></text:p>
      <text:p text:style-name="P1"><text:span text:style-name="T4"/></text:p>
      <text:p text:style-name="P1"><text:span text:style-name="T5">3.)</text:span></text:p>
      <text:p text:style-name="P1"><text:span text:style-name="T5">Kernal level- In this as comparison to KLTs , this type consumes less resources like memory and kernel objects, performance also increases as a result of less context switching.</text:span></text:p>
      <text:p text:style-name="P1"><text:span text:style-name="T5"><text:s/>User level threading- In comparison to ULTs, we can take advantage of multiple CPUs or multiple CPU cores. If one task blocks, you can create another kernel thread.</text:span></text:p>
      <text:p text:style-name="P1"><text:span text:style-name="T5">As this is the combination of both ULTS and KLTS , so the application part can be done by ULTS and for the synchronization and many others we can directly switch to KLTs. This is the big advantage.</text:span></text:p>
      <text:p text:style-name="P1"><text:span text:style-name="T6"/></text:p>
      <text:p text:style-name="P1"><text:span text:style-name="T7">4.)</text:span></text:p>
      <text:p text:style-name="P1"><text:span text:style-name="T7">m&gt;n</text:span></text:p>
      <text:p text:style-name="P1"><text:span text:style-name="T7">m&gt;&gt;n</text:span></text:p>
      <text:p text:style-name="P1"><text:span text:style-name="T7">The best choice would be</text:span></text:p>
      <text:p text:style-name="P1"><text:span text:style-name="T7">m&gt;&gt;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